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57a4" officeooo:paragraph-rsid="001f57a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0ad4f" officeooo:paragraph-rsid="0020ad4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2d5bd" officeooo:paragraph-rsid="0022d5b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f57a4" officeooo:paragraph-rsid="001f57a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62241" officeooo:paragraph-rsid="0026224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84e01" officeooo:paragraph-rsid="00284e0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c19ca" officeooo:paragraph-rsid="002c19ca" style:font-size-asian="10.5pt" style:font-weight-asian="normal" style:font-size-complex="12pt" style:font-weight-complex="normal"/>
    </style:style>
    <style:style style:name="T1" style:family="text">
      <style:text-properties officeooo:rsid="0027a217"/>
    </style:style>
    <style:style style:name="T2" style:family="text">
      <style:text-properties officeooo:rsid="00284e01"/>
    </style:style>
    <style:style style:name="T3" style:family="text">
      <style:text-properties officeooo:rsid="002bc191"/>
    </style:style>
    <style:style style:name="T4" style:family="text">
      <style:text-properties officeooo:rsid="002d8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1"/>
      <text:p text:style-name="P5">Pour le projet de gestion de Serre automatique <text:span text:style-name="T1">dont le but est d</text:span><text:span text:style-name="T2">e faire pousser des plantes en contrôlant leurs</text:span><text:span text:style-name="T1"> paramètres environnementaux </text:span><text:span text:style-name="T2">et </text:span><text:span text:style-name="T1">en </text:span><text:span text:style-name="T2">les </text:span><text:span text:style-name="T1">régulant. Leur </text:span><text:span text:style-name="T2">gestion </text:span><text:span text:style-name="T1">inclut : le maintien de l’atmosphère a un taux d’humidité suffisant, </text:span><text:span text:style-name="T2">que la terre est assez humidifiée pour que la plante e</text:span><text:span text:style-name="T4">n</text:span><text:span text:style-name="T2"> son sein pousse correctement et enfin il faut réguler la température pour qu’elle soit constante.</text:span></text:p>
      <text:p text:style-name="P6">Le système doit utiliser de l’eau de pluie déminéralisée et il faut pouvoir observer l’évolution du taux d’humidité <text:span text:style-name="T3">dans l’air, dans la terre et</text:span> de la température.</text:p>
      <text:p text:style-name="P7">On utilisera un Raspberry pi connecté a un ESP32 dans une maquette de mini serre montée. </text:p>
      <text:p text:style-name="P7">Dans la serre il y aura : 2 pompes, 2 capteurs d’humidités, un volet mobile déjà avec la serre, de même pour le plancher chauffant.Il y aura aussi un brumisateur, un ventilateur et un capteur de température/hygrométrie.</text:p>
      <text:p text:style-name="P2"/>
      <text:p text:style-name="P2">Pour la connexion au Raspberry il faut que le mot de passe soit d’au moins 12 caractères alphanumérique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0:18.780316828</meta:creation-date>
    <dc:date>2025-01-21T15:38:17.980226412</dc:date>
    <meta:editing-duration>PT40M7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6" meta:word-count="166" meta:character-count="988" meta:non-whitespace-character-count="827"/>
  </office:meta>
</office:document-meta>
</file>